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28483" officeooo:paragraph-rsid="0002848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3e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1<text:span text:style-name="T4">6</text:span> / 573 = 0.02<text:span text:style-name="T4">79</text:span></text:p>
      <text:p text:style-name="Preformatted_20_Text">Title, <text:span text:style-name="T1">flying goat pose</text:span>.</text:p>
      <text:p text:style-name="Preformatted_20_Text">With that rear leg lifted, index fingers growing out of your skull, <text:span text:style-name="T1">straightened</text:span> that</text:p>
      <text:p text:style-name="Preformatted_20_Text">standing leg into <text:span text:style-name="T1">your</text:span> <text:span text:style-name="T1">command</text:span> to flying goat pose, Mark said.</text:p>
      <text:p text:style-name="Preformatted_20_Text">He timed this for the exact moment Terry walked into the room.</text:p>
      <text:p text:style-name="Preformatted_20_Text">We all worked for GE<text:span text:style-name="T1"> i</text:span>n our cynical moments we labeled it <text:span text:style-name="T1">generous electri</text:span>c.</text:p>
      <text:p text:style-name="Preformatted_20_Text">The company allowed a yoga class at lunchtime.</text:p>
      <text:p text:style-name="Preformatted_20_Text">They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<text:span text:style-name="T1">t i</text:span>n a nod to the one third of the company that worked</text:p>
      <text:p text:style-name="Preformatted_20_Text">in Boston<text:span text:style-name="T1">.</text:span></text:p>
      <text:p text:style-name="Preformatted_20_Text">They promised to install a salad bar in our cafeteria.</text:p>
      <text:p text:style-name="Preformatted_20_Text">Since Cincinnati employees paid use fees for the fitness center, we</text:p>
      <text:p text:style-name="Preformatted_20_Text">guess the company believed always fair.</text:p>
      <text:p text:style-name="Preformatted_20_Text"><text:span text:style-name="T1">They're</text:span><text:span text:style-name="T3"> </text:span><text:span text:style-name="T1">in</text:span> <text:span text:style-name="T1">suitor</text:span> ruckus.</text:p>
      <text:p text:style-name="Preformatted_20_Text">When the dust settled, we got a fitness center, but we would not get a pool.</text:p>
      <text:p text:style-name="Preformatted_20_Text">And 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dled, ran, and lifted our way through</text:p>
      <text:p text:style-name="Preformatted_20_Text">our one hour and 15 minute lunch hour.</text:p>
      <text:p text:style-name="Preformatted_20_Text">Then sometime in the late 1990s, we began yoga classes.</text:p>
      <text:p text:style-name="Preformatted_20_Text">We never forgot the salad bar.</text:p>
      <text:p text:style-name="Preformatted_20_Text">And we used an hour and 15 minutes to make a 45 minute 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, packed, <text:span text:style-name="T1">met</text:span>, <text:span text:style-name="T1">to</text:span> <text:span text:style-name="T1">met</text:span>.</text:p>
      <text:p text:style-name="Preformatted_20_Text">So what?</text:p>
      <text:p text:style-name="Preformatted_20_Text">The steel doors swung inward and a <text:span text:style-name="T1">late come</text:span>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<text:soft-page-break/>Nothing like a good old shaming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30:39.744000000</dc:date>
    <meta:editing-duration>PT1H1M49S</meta:editing-duration>
    <meta:editing-cycles>2</meta:editing-cycles>
    <meta:document-statistic meta:table-count="0" meta:image-count="0" meta:object-count="0" meta:page-count="2" meta:paragraph-count="62" meta:word-count="587" meta:character-count="3173" meta:non-whitespace-character-count="2648"/>
  </office:meta>
</office:document-meta>
</file>